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meta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solid" svg:stroke-width="0.006cm" svg:stroke-color="#000000" draw:stroke-linejoin="miter" draw:fill="solid" draw:fill-color="#ff9015" fo:padding-top="0.128cm" fo:padding-bottom="0.128cm" fo:padding-left="0.253cm" fo:padding-right="0.253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draw:stroke="solid" svg:stroke-width="0.007cm" svg:stroke-color="#000000" draw:stroke-linejoin="miter" draw:fill="solid" draw:fill-color="#ff9015" fo:padding-top="0.128cm" fo:padding-bottom="0.128cm" fo:padding-left="0.253cm" fo:padding-right="0.253cm"/>
    </style:style>
    <style:style style:name="gr5" style:family="graphic" style:parent-style-name="objectwithoutfill">
      <style:graphic-properties draw:marker-end="Symmetric_20_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542cm" fo:min-width="0.785cm"/>
    </style:style>
    <style:style style:name="gr7" style:family="graphic" style:parent-style-name="standard">
      <style:graphic-properties draw:textarea-horizontal-align="justify" draw:textarea-vertical-align="middle" draw:auto-grow-height="false" fo:min-height="0.364cm" fo:min-width="0.296cm"/>
    </style:style>
    <style:style style:name="gr8" style:family="graphic" style:parent-style-name="standard">
      <style:graphic-properties draw:textarea-horizontal-align="justify" draw:textarea-vertical-align="middle" draw:auto-grow-height="false" fo:min-height="0.359cm" fo:min-width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9015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0.793cm" svg:y1="2.515cm" svg:x2="1.234cm" svg:y2="2.074cm">
          <text:p/>
        </draw:line>
        <draw:line draw:style-name="gr1" draw:text-style-name="P1" draw:layer="layout" svg:x1="6.065cm" svg:y1="1.676cm" svg:x2="8.079cm" svg:y2="1.676cm">
          <text:p/>
        </draw:line>
        <draw:path draw:style-name="gr2" draw:text-style-name="P2" draw:layer="layout" svg:width="0.526cm" svg:height="0.518cm" svg:x="6.787cm" svg:y="1.443cm" svg:viewBox="0 0 527 519" svg:d="M264 0c-49 0-90 11-132 34-42 24-72 55-97 96-24 41-35 82-35 130s11 88 35 130c25 41 55 71 97 95s83 34 132 34c48 0 89-10 131-34s72-54 97-95c24-42 35-82 35-130s-11-89-35-130c-25-41-55-72-97-96-42-23-83-34-131-34z">
          <text:p/>
        </draw:path>
        <draw:frame draw:style-name="gr3" draw:text-style-name="P3" draw:layer="layout" svg:width="0.551cm" svg:height="0.47cm" svg:x="6.785cm" svg:y="1.47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1" draw:text-style-name="P1" draw:layer="layout" svg:x1="2.513cm" svg:y1="1.295cm" svg:x2="2.954cm" svg:y2="0.854cm">
          <text:p/>
        </draw:line>
        <draw:line draw:style-name="gr1" draw:text-style-name="P1" draw:layer="layout" svg:x1="5.006cm" svg:y1="2.398cm" svg:x2="5.447cm" svg:y2="1.957cm">
          <text:p/>
        </draw:line>
        <draw:line draw:style-name="gr1" draw:text-style-name="P1" draw:layer="layout" svg:x1="8.667cm" svg:y1="1.384cm" svg:x2="9.108cm" svg:y2="0.943cm">
          <text:p/>
        </draw:line>
        <draw:line draw:style-name="gr1" draw:text-style-name="P1" draw:layer="layout" svg:x1="2.516cm" svg:y1="2.087cm" svg:x2="2.957cm" svg:y2="2.528cm">
          <text:p/>
        </draw:line>
        <draw:line draw:style-name="gr1" draw:text-style-name="P1" draw:layer="layout" svg:x1="0.809cm" svg:y1="0.855cm" svg:x2="1.25cm" svg:y2="1.296cm">
          <text:p/>
        </draw:line>
        <draw:line draw:style-name="gr1" draw:text-style-name="P1" draw:layer="layout" svg:x1="4.991cm" svg:y1="0.986cm" svg:x2="5.432cm" svg:y2="1.427cm">
          <text:p/>
        </draw:line>
        <draw:line draw:style-name="gr1" draw:text-style-name="P1" draw:layer="layout" svg:x1="8.653cm" svg:y1="2.017cm" svg:x2="9.094cm" svg:y2="2.458cm">
          <text:p/>
        </draw:line>
        <draw:line draw:style-name="gr1" draw:text-style-name="P1" draw:layer="layout" svg:x1="7.203cm" svg:y1="4.403cm" svg:x2="9.523cm" svg:y2="4.403cm">
          <text:p/>
        </draw:line>
        <draw:line draw:style-name="gr1" draw:text-style-name="P1" draw:layer="layout" svg:x1="6.17cm" svg:y1="5.41cm" svg:x2="7.218cm" svg:y2="4.388cm">
          <text:p/>
        </draw:line>
        <draw:line draw:style-name="gr1" draw:text-style-name="P1" draw:layer="layout" svg:x1="9.538cm" svg:y1="4.403cm" svg:x2="10.508cm" svg:y2="3.398cm">
          <text:p/>
        </draw:line>
        <draw:line draw:style-name="gr1" draw:text-style-name="P1" draw:layer="layout" svg:x1="6.171cm" svg:y1="3.353cm" svg:x2="7.203cm" svg:y2="4.403cm">
          <text:p/>
        </draw:line>
        <draw:line draw:style-name="gr1" draw:text-style-name="P1" draw:layer="layout" svg:x1="9.509cm" svg:y1="4.403cm" svg:x2="10.508cm" svg:y2="5.397cm">
          <text:p/>
        </draw:line>
        <draw:path draw:style-name="gr4" draw:text-style-name="P2" draw:layer="layout" svg:width="0.655cm" svg:height="0.646cm" svg:x="6.354cm" svg:y="3.558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path draw:style-name="gr4" draw:text-style-name="P2" draw:layer="layout" svg:width="0.655cm" svg:height="0.646cm" svg:x="8.025cm" svg:y="4.076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path draw:style-name="gr4" draw:text-style-name="P2" draw:layer="layout" svg:width="0.655cm" svg:height="0.646cm" svg:x="6.353cm" svg:y="4.549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path draw:style-name="gr4" draw:text-style-name="P2" draw:layer="layout" svg:width="0.655cm" svg:height="0.646cm" svg:x="9.665cm" svg:y="3.559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path draw:style-name="gr4" draw:text-style-name="P2" draw:layer="layout" svg:width="0.655cm" svg:height="0.646cm" svg:x="9.65cm" svg:y="4.58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frame draw:style-name="gr3" draw:text-style-name="P3" draw:layer="layout" svg:width="0.729cm" svg:height="0.529cm" svg:x="6.321cm" svg:y="4.624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3" draw:layer="layout" svg:width="0.725cm" svg:height="0.528cm" svg:x="6.334cm" svg:y="3.623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3" draw:layer="layout" svg:width="0.534cm" svg:height="0.47cm" svg:x="8.097cm" svg:y="4.173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3" draw:layer="layout" svg:width="0.734cm" svg:height="0.529cm" svg:x="9.645cm" svg:y="3.623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3" draw:layer="layout" svg:width="0.746cm" svg:height="0.529cm" svg:x="9.602cm" svg:y="4.643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5" draw:text-style-name="P1" draw:layer="layout" svg:x1="3.282cm" svg:y1="1.7cm" svg:x2="4.509cm" svg:y2="1.691cm">
          <text:p/>
        </draw:line>
        <draw:line draw:style-name="gr5" draw:text-style-name="P1" draw:layer="layout" svg:x1="9.685cm" svg:y1="1.683cm" svg:x2="10.912cm" svg:y2="1.674cm">
          <text:p/>
        </draw:line>
        <draw:line draw:style-name="gr5" draw:text-style-name="P1" draw:layer="layout" svg:x1="16.317cm" svg:y1="1.666cm" svg:x2="17.544cm" svg:y2="1.657cm">
          <text:p/>
        </draw:line>
        <draw:line draw:style-name="gr5" draw:text-style-name="P1" draw:layer="layout" svg:x1="4.138cm" svg:y1="4.365cm" svg:x2="5.365cm" svg:y2="4.356cm">
          <text:p/>
        </draw:line>
        <draw:custom-shape draw:style-name="gr6" draw:text-style-name="P3" draw:layer="layout" svg:width="1.815cm" svg:height="1.12cm" svg:x="0.993cm" svg:y="1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522cm" svg:height="0.47cm" svg:x="1.647cm" svg:y="1.48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7" draw:text-style-name="P3" draw:layer="layout" svg:width="1.126cm" svg:height="0.868cm" svg:x="5.137cm" svg:y="1.2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551cm" svg:height="0.47cm" svg:x="5.477cm" svg:y="1.4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8" draw:text-style-name="P3" draw:layer="layout" svg:width="1.116cm" svg:height="0.861cm" svg:x="7.843cm" svg:y="1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551cm" svg:height="0.495cm" svg:x="8.122cm" svg:y="1.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1" draw:text-style-name="P1" draw:layer="layout" svg:x1="12.242cm" svg:y1="1.765cm" svg:x2="15.273cm" svg:y2="1.765cm">
          <text:p/>
        </draw:line>
        <draw:line draw:style-name="gr1" draw:text-style-name="P1" draw:layer="layout" svg:x1="11.209cm" svg:y1="2.772cm" svg:x2="12.257cm" svg:y2="1.75cm">
          <text:p/>
        </draw:line>
        <draw:line draw:style-name="gr1" draw:text-style-name="P1" draw:layer="layout" svg:x1="15.277cm" svg:y1="1.765cm" svg:x2="16.247cm" svg:y2="0.76cm">
          <text:p/>
        </draw:line>
        <draw:line draw:style-name="gr1" draw:text-style-name="P1" draw:layer="layout" svg:x1="11.21cm" svg:y1="0.715cm" svg:x2="12.242cm" svg:y2="1.765cm">
          <text:p/>
        </draw:line>
        <draw:line draw:style-name="gr1" draw:text-style-name="P1" draw:layer="layout" svg:x1="15.248cm" svg:y1="1.765cm" svg:x2="16.247cm" svg:y2="2.759cm">
          <text:p/>
        </draw:line>
        <draw:path draw:style-name="gr4" draw:text-style-name="P2" draw:layer="layout" svg:width="0.655cm" svg:height="0.646cm" svg:x="11.393cm" svg:y="0.92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path draw:style-name="gr4" draw:text-style-name="P2" draw:layer="layout" svg:width="0.655cm" svg:height="0.646cm" svg:x="14.357cm" svg:y="1.437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path draw:style-name="gr4" draw:text-style-name="P2" draw:layer="layout" svg:width="0.655cm" svg:height="0.646cm" svg:x="11.392cm" svg:y="1.911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path draw:style-name="gr4" draw:text-style-name="P2" draw:layer="layout" svg:width="0.655cm" svg:height="0.646cm" svg:x="15.404cm" svg:y="0.921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path draw:style-name="gr4" draw:text-style-name="P2" draw:layer="layout" svg:width="0.655cm" svg:height="0.646cm" svg:x="15.389cm" svg:y="1.942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frame draw:style-name="gr3" draw:text-style-name="P3" draw:layer="layout" svg:width="0.729cm" svg:height="0.529cm" svg:x="11.36cm" svg:y="1.986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text-style-name="P3" draw:layer="layout" svg:width="0.725cm" svg:height="0.528cm" svg:x="11.373cm" svg:y="0.985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" draw:text-style-name="P3" draw:layer="layout" svg:width="0.734cm" svg:height="0.529cm" svg:x="15.384cm" svg:y="0.985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3" draw:text-style-name="P3" draw:layer="layout" svg:width="0.746cm" svg:height="0.529cm" svg:x="15.341cm" svg:y="2.005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path draw:style-name="gr4" draw:text-style-name="P2" draw:layer="layout" svg:width="0.655cm" svg:height="0.646cm" svg:x="12.502cm" svg:y="1.44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frame draw:style-name="gr3" draw:text-style-name="P3" draw:layer="layout" svg:width="0.73cm" svg:height="0.529cm" svg:x="12.469cm" svg:y="1.485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text-style-name="P3" draw:layer="layout" svg:width="0.738cm" svg:height="0.529cm" svg:x="14.291cm" svg:y="1.488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path draw:style-name="gr2" draw:text-style-name="P2" draw:layer="layout" svg:width="0.526cm" svg:height="0.518cm" svg:x="13.519cm" svg:y="1.517cm" svg:viewBox="0 0 527 519" svg:d="M264 0c-49 0-90 11-132 34-42 24-72 55-97 96-24 41-35 82-35 130s11 88 35 130c25 41 55 71 97 95s83 34 132 34c48 0 89-10 131-34s72-54 97-95c24-42 35-82 35-130s-11-89-35-130c-25-41-55-72-97-96-42-23-83-34-131-34z">
          <text:p/>
        </draw:path>
        <draw:frame draw:style-name="gr3" draw:text-style-name="P3" draw:layer="layout" svg:width="0.551cm" svg:height="0.47cm" svg:x="13.517cm" svg:y="1.544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1cm" svg:stroke-color="#000000" draw:marker-start-width="0.24cm" draw:marker-start-center="false" draw:marker-end-width="0.24cm" draw:marker-end-center="false" draw:fill="solid" draw:fill-color="#ff95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tart-line-spacing-horizontal="0.4cm" draw:start-line-spacing-vertical="0.5cm" draw:end-line-spacing-horizontal="0.4cm" draw:end-line-spacing-vertical="0.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05cm" svg:stroke-color="#000000" draw:marker-start-width="0.57cm" draw:marker-start-center="true" draw:marker-end="Arrow" draw:marker-end-width="0.17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5cm" svg:stroke-color="#000000" draw:marker-start-width="0.31cm" draw:marker-end-width="0.3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2-16T23:21:50.115004341</dc:date>
    <meta:editing-duration>PT1H32M56S</meta:editing-duration>
    <meta:editing-cycles>12</meta:editing-cycles>
    <meta:generator>LibreOffice/5.2.7.2$Linux_X86_64 LibreOffice_project/20m0$Build-2</meta:generator>
    <meta:document-statistic meta:object-count="55"/>
  </office:meta>
</office:document-meta>
</file>

<file path=Object 1/content.xml><?xml version="1.0" encoding="utf-8"?>
<math xmlns="http://www.w3.org/1998/Math/MathML" display="block">
  <semantics>
    <mi>V</mi>
    <annotation encoding="StarMath 5.0">V</annotation>
  </semantics>
</math>
</file>

<file path=Object 10/content.xml><?xml version="1.0" encoding="utf-8"?>
<math xmlns="http://www.w3.org/1998/Math/MathML" display="block">
  <semantics>
    <msup>
      <mi>W</mi>
      <mn>2</mn>
    </msup>
    <annotation encoding="StarMath 5.0">W^2</annotation>
  </semantics>
</math>
</file>

<file path=Object 12/content.xml><?xml version="1.0" encoding="utf-8"?>
<math xmlns="http://www.w3.org/1998/Math/MathML" display="block">
  <semantics>
    <msup>
      <mi>W</mi>
      <mn>1</mn>
    </msup>
    <annotation encoding="StarMath 5.0">W^1</annotation>
  </semantics>
</math>
</file>

<file path=Object 18/content.xml><?xml version="1.0" encoding="utf-8"?>
<math xmlns="http://www.w3.org/1998/Math/MathML" display="block">
  <semantics>
    <msup>
      <mi>W</mi>
      <mn>3</mn>
    </msup>
    <annotation encoding="StarMath 5.0">W^3</annotation>
  </semantics>
</math>
</file>

<file path=Object 19/content.xml><?xml version="1.0" encoding="utf-8"?>
<math xmlns="http://www.w3.org/1998/Math/MathML" display="block">
  <semantics>
    <msup>
      <mi>W</mi>
      <mn>4</mn>
    </msup>
    <annotation encoding="StarMath 5.0">W^4</annotation>
  </semantics>
</math>
</file>

<file path=Object 2/content.xml><?xml version="1.0" encoding="utf-8"?>
<math xmlns="http://www.w3.org/1998/Math/MathML" display="block">
  <semantics>
    <mi>U</mi>
    <annotation encoding="StarMath 5.0">U</annotation>
  </semantics>
</math>
</file>

<file path=Object 20/content.xml><?xml version="1.0" encoding="utf-8"?>
<math xmlns="http://www.w3.org/1998/Math/MathML" display="block">
  <semantics>
    <msup>
      <mi>W</mi>
      <mn>5</mn>
    </msup>
    <annotation encoding="StarMath 5.0">W^5</annotation>
  </semantics>
</math>
</file>

<file path=Object 21/content.xml><?xml version="1.0" encoding="utf-8"?>
<math xmlns="http://www.w3.org/1998/Math/MathML" display="block">
  <semantics>
    <msup>
      <mi>W</mi>
      <mn>6</mn>
    </msup>
    <annotation encoding="StarMath 5.0">W^6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3/content.xml><?xml version="1.0" encoding="utf-8"?>
<math xmlns="http://www.w3.org/1998/Math/MathML" display="block">
  <semantics>
    <mi>D</mi>
    <annotation encoding="StarMath 5.0">D</annotation>
  </semantics>
</math>
</file>

<file path=Object 4/content.xml><?xml version="1.0" encoding="utf-8"?>
<math xmlns="http://www.w3.org/1998/Math/MathML" display="block">
  <semantics>
    <mover accent="true">
      <mi>U</mi>
      <mo stretchy="false">~</mo>
    </mover>
    <annotation encoding="StarMath 5.0">tilde U</annotation>
  </semantics>
</math>
</file>

<file path=Object 5/content.xml><?xml version="1.0" encoding="utf-8"?>
<math xmlns="http://www.w3.org/1998/Math/MathML" display="block">
  <semantics>
    <msup>
      <mi>W</mi>
      <mn>1</mn>
    </msup>
    <annotation encoding="StarMath 5.0">W^1</annotation>
  </semantics>
</math>
</file>

<file path=Object 6/content.xml><?xml version="1.0" encoding="utf-8"?>
<math xmlns="http://www.w3.org/1998/Math/MathML" display="block">
  <semantics>
    <mi>X</mi>
    <annotation encoding="StarMath 5.0">X</annotation>
  </semantics>
</math>
</file>

<file path=Object 7/content.xml><?xml version="1.0" encoding="utf-8"?>
<math xmlns="http://www.w3.org/1998/Math/MathML" display="block">
  <semantics>
    <msup>
      <mi>W</mi>
      <mn>2</mn>
    </msup>
    <annotation encoding="StarMath 5.0">W^2</annotation>
  </semantics>
</math>
</file>

<file path=Object 8/content.xml><?xml version="1.0" encoding="utf-8"?>
<math xmlns="http://www.w3.org/1998/Math/MathML" display="block">
  <semantics>
    <msup>
      <mi>W</mi>
      <mn>3</mn>
    </msup>
    <annotation encoding="StarMath 5.0">W^3</annotation>
  </semantics>
</math>
</file>

<file path=Object 9/content.xml><?xml version="1.0" encoding="utf-8"?>
<math xmlns="http://www.w3.org/1998/Math/MathML" display="block">
  <semantics>
    <msup>
      <mi>W</mi>
      <mn>4</mn>
    </msup>
    <annotation encoding="StarMath 5.0">W^4</annotation>
  </semantics>
</math>
</file>